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7861d" officeooo:paragraph-rsid="0017861d" style:font-size-asian="20pt" style:font-size-complex="20pt"/>
    </style:style>
    <style:style style:name="P2" style:family="paragraph" style:parent-style-name="Standard">
      <style:text-properties fo:font-size="12pt" officeooo:rsid="0017861d" officeooo:paragraph-rsid="0017861d" fo:background-color="#ffffff" style:font-size-asian="10.5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<text:span text:style-name="T2"><text:s text:c="2"/>Assignment 6</text:span></text:p>
      <text:p text:style-name="P2">1.Write any five difference between static memory allocation and dynamic memory allocation.</text:p>
      <text:p text:style-name="P2">Ans.1. Memory Allocation Time:</text:p>
      <text:p text:style-name="P2"><text:s text:c="4"/>- Static memory allocation: Memory is allocated at compile-time.</text:p>
      <text:p text:style-name="P2"><text:s text:c="31"/>Example: When you declare a global variable or a static <text:s text:c="5"/>variable within a function, memory is allocated statically.</text:p>
      <text:p text:style-name="P2"><text:s text:c="3"/></text:p>
      <text:p text:style-name="P2"><text:s/>- Dynamic memory allocation: Memory is allocated at runtime.</text:p>
      <text:p text:style-name="P2"><text:s text:c="30"/>Example: Using functions like malloc(), calloc()</text:p>
      <text:p text:style-name="P2"/>
      <text:p text:style-name="P2">2. Memory Size:</text:p>
      <text:p text:style-name="P2"><text:s text:c="4"/>- Static memory allocation: Memory size is fixed and determined at compile-time.</text:p>
      <text:p text:style-name="P2"><text:s text:c="4"/>- Dynamic memory allocation: Memory size can be determined at runtime and can change.</text:p>
      <text:p text:style-name="P2"/>
      <text:p text:style-name="P2">3. Memory Location:</text:p>
      <text:p text:style-name="P2"><text:s text:c="4"/>- Static memory allocation: Memory is allocated on the stack or in the data segment.</text:p>
      <text:p text:style-name="P2"><text:s text:c="4"/>- Dynamic memory allocation: Memory is allocated on the heap.</text:p>
      <text:p text:style-name="P2"/>
      <text:p text:style-name="P2">4. Memory Deallocation:</text:p>
      <text:p text:style-name="P2"><text:s text:c="4"/>- Static memory allocation: Memory is automatically deallocated when the program ends.</text:p>
      <text:p text:style-name="P2"><text:s text:c="4"/>- Dynamic memory allocation: Memory must be explicitly deallocated by the programmer using free() or delete.</text:p>
      <text:p text:style-name="P2"/>
      <text:p text:style-name="P2">5. Flexibility:</text:p>
      <text:p text:style-name="P2"><text:s text:c="4"/>- Static memory allocation: Less flexible, as memory size and location are fixed.</text:p>
      <text:p text:style-name="P2">- Dynamic memory allocation: More flexible, as memory size and location can be determined at runtim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Write a C program to demonstrate malloc(), calloc(), realloc() and free() using valgrind.</text:p>
      <text:p text:style-name="P2">Ans.</text:p>
      <text:p text:style-name="P2">#include &lt;stdio.h&gt;</text:p>
      <text:p text:style-name="P2">#include &lt;stdlib.h&gt;</text:p>
      <text:p text:style-name="P2"/>
      <text:p text:style-name="P2">int main() </text:p>
      <text:p text:style-name="P2">{</text:p>
      <text:p text:style-name="P2"><text:s text:c="4"/>int *ptr1, *ptr2, *ptr3;</text:p>
      <text:p text:style-name="P2"/>
      <text:p text:style-name="P2"><text:s text:c="4"/>// Using malloc()</text:p>
      <text:p text:style-name="P2"><text:s text:c="4"/>ptr1 = (int*) malloc(5 * sizeof(int));</text:p>
      <text:p text:style-name="P2"><text:s text:c="4"/>if (ptr1 == NULL) {</text:p>
      <text:p text:style-name="P2"><text:s text:c="8"/>printf("Memory allocation failed\n");</text:p>
      <text:p text:style-name="P2"><text:s text:c="8"/>return -1;</text:p>
      <text:p text:style-name="P2"><text:s text:c="4"/>}</text:p>
      <text:p text:style-name="P2"><text:s text:c="4"/>for (int i = 0; i &lt; 5; i++) {</text:p>
      <text:p text:style-name="P2"><text:s text:c="8"/>ptr1[i] = i * 2;</text:p>
      <text:p text:style-name="P2"><text:s text:c="4"/>}</text:p>
      <text:p text:style-name="P2"/>
      <text:p text:style-name="P2"><text:s text:c="4"/>// Using calloc()</text:p>
      <text:p text:style-name="P2"><text:s text:c="4"/>ptr2 = (int*) calloc(5, sizeof(int));</text:p>
      <text:p text:style-name="P2"><text:s text:c="4"/>if (ptr2 == NULL) {</text:p>
      <text:p text:style-name="P2"><text:s text:c="8"/>printf("Memory allocation failed\n");</text:p>
      <text:p text:style-name="P2"><text:s text:c="8"/>return -1;</text:p>
      <text:p text:style-name="P2"><text:s text:c="4"/>}</text:p>
      <text:p text:style-name="P2"><text:s text:c="4"/>for (int i = 0; i &lt; 5; i++) {</text:p>
      <text:p text:style-name="P2"><text:s text:c="8"/>ptr2[i] = i * 3;</text:p>
      <text:p text:style-name="P2"><text:s text:c="4"/>}</text:p>
      <text:p text:style-name="P2"><text:s/>// Using realloc()</text:p>
      <text:p text:style-name="P2"><text:s text:c="4"/>ptr3 = (int*) realloc(ptr1, 10 * sizeof(int));</text:p>
      <text:p text:style-name="P2"><text:s text:c="4"/>if (ptr3 == NULL) {</text:p>
      <text:p text:style-name="P2"><text:s text:c="8"/>printf("Memory allocation failed\n");</text:p>
      <text:p text:style-name="P2"><text:s text:c="8"/>return -1;</text:p>
      <text:p text:style-name="P2"><text:s text:c="8"/>}</text:p>
      <text:p text:style-name="P2"><text:s text:c="4"/>for (int i = 5; i &lt; 10; i++) {</text:p>
      <text:p text:style-name="P2"><text:s text:c="8"/>ptr3[i] = i * 4;</text:p>
      <text:p text:style-name="P2"><text:s text:c="4"/>}</text:p>
      <text:p text:style-name="P2"/>
      <text:p text:style-name="P2"><text:s text:c="4"/>// Freeing memory</text:p>
      <text:p text:style-name="P2"><text:s text:c="4"/>free(ptr2);</text:p>
      <text:p text:style-name="P2"><text:s text:c="4"/>free(ptr3);</text:p>
      <text:p text:style-name="P2"/>
      <text:p text:style-name="P2"><text:s text:c="4"/>return 0;</text:p>
      <text:p text:style-name="P2">}</text:p>
      <text:p text:style-name="P2">gcc -g file_name.c -o file_name</text:p>
      <text:p text:style-name="P2">valgrind --leak-check=full ./file_name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What is pointer? Explain different types of pointers with programming example</text:p>
      <text:p text:style-name="P2">Ans.A pointer is a variable that stores the memory address of another variable. It is a fundamental concept in programming, especially in languages like C. <text:s/>Pointers allow for indirect memory access, dynamic memory allocation, and passing variables by reference.</text:p>
      <text:p text:style-name="P2"/>
      <text:p text:style-name="P2">Type of pointers are :-</text:p>
      <text:p text:style-name="P2">1.Wild Pointers- </text:p>
      <text:p text:style-name="P2">⦁A wild pointer is a pointer that has not been initilaization to point to a specific memory location.</text:p>
      <text:p text:style-name="P2">Such pointer can cantain arbitrary value ad if dereferenced can <text:s/>lead to undefined behaviour.</text:p>
      <text:p text:style-name="P2">⦁It may lead to prigram crash or corruptio of data.</text:p>
      <text:p text:style-name="P2">⦁Example :- int *pte//Wild pointer</text:p>
      <text:p text:style-name="P2"/>
      <text:p text:style-name="P2">#include &lt;stdio.h&gt;</text:p>
      <text:p text:style-name="P2"/>
      <text:p text:style-name="P2">int main() {</text:p>
      <text:p text:style-name="P2"><text:s text:c="4"/>int *ptr; <text:s/>// Declaring a pointer without initializing it</text:p>
      <text:p text:style-name="P2"/>
      <text:p text:style-name="P2"><text:s text:c="4"/>// Attempting to dereference a wild pointer</text:p>
      <text:p text:style-name="P2"><text:s text:c="4"/>*ptr = 10; <text:s/>// Dereferencing ptr, which is uninitialized (wild pointer)</text:p>
      <text:p text:style-name="P2"/>
      <text:p text:style-name="P2"><text:s/>printf("Value at wild pointer address: %d\n", *ptr);</text:p>
      <text:p text:style-name="P2"/>
      <text:p text:style-name="P2"><text:s text:c="4"/>return 0;</text:p>
      <text:p text:style-name="P2">}</text:p>
      <text:p text:style-name="P2"/>
      <text:p text:style-name="P2"><text:s/></text:p>
      <text:p text:style-name="P2">2. NULL Pointer:</text:p>
      <text:p text:style-name="P2">⦁A NULL pointer is a spacial type of pointer in C programming that is assigned a value of NULL.</text:p>
      <text:p text:style-name="P2">⦁THis value indicates that the pointer is not pointing to any valid memory location.</text:p>
      <text:p text:style-name="P2"/>
      <text:p text:style-name="P2">Example:-</text:p>
      <text:p text:style-name="P2">#include &lt;stdio.h&gt;</text:p>
      <text:p text:style-name="P2"/>
      <text:p text:style-name="P2">int main() {</text:p>
      <text:p text:style-name="P2"><text:s text:c="4"/>int *ptr = NULL; <text:s/>// Initialize pointer to NULL</text:p>
      <text:p text:style-name="P2"/>
      <text:p text:style-name="P2"><text:s text:c="4"/>// Attempting to dereference a NULL pointer</text:p>
      <text:p text:style-name="P2"><text:s text:c="4"/>// *ptr = 10; <text:s/>// Uncommenting this line will cause a runtime error (segmentation fault)</text:p>
      <text:p text:style-name="P2"/>
      <text:p text:style-name="P2"><text:s text:c="4"/>if (ptr == NULL) {</text:p>
      <text:p text:style-name="P2"><text:s text:c="8"/>printf("Pointer is NULL\n");</text:p>
      <text:p text:style-name="P2"><text:s text:c="4"/>} else {</text:p>
      <text:p text:style-name="P2"><text:s text:c="8"/>printf("Pointer is not NULL\n");</text:p>
      <text:p text:style-name="P2"/>
      <text:p text:style-name="P2"><text:s text:c="2"/>}</text:p>
      <text:p text:style-name="P2"/>
      <text:p text:style-name="P2"><text:s text:c="4"/>return 0;</text:p>
      <text:p text:style-name="P2">}</text:p>
      <text:p text:style-name="P2"/>
      <text:p text:style-name="P2">3. void Pointer:-</text:p>
      <text:p text:style-name="P2">⦁A void pointer is also known as generic pointer.</text:p>
      <text:p text:style-name="P2">⦁It is declared using void type andd it can hold the address of any data type.</text:p>
      <text:p text:style-name="P2"><text:soft-page-break/>⦁The key feature of a void pointer is it is not associated with any particular data type.</text:p>
      <text:p text:style-name="P2">⦁Using void pointer, we can print int value, float/double value, string and also we can print the address.</text:p>
      <text:p text:style-name="P2"/>
      <text:p text:style-name="P2">Example:-</text:p>
      <text:p text:style-name="P2">#include &lt;stdio.h&gt;</text:p>
      <text:p text:style-name="P2"/>
      <text:p text:style-name="P2">int main() {</text:p>
      <text:p text:style-name="P2"><text:s text:c="4"/>int num = 10;</text:p>
      <text:p text:style-name="P2"><text:s text:c="4"/>float f = 3.14;</text:p>
      <text:p text:style-name="P2"><text:s text:c="4"/>char ch = 'A';</text:p>
      <text:p text:style-name="P2"/>
      <text:p text:style-name="P2"><text:s text:c="4"/>void *ptr; <text:s/>// Declare a void pointer</text:p>
      <text:p text:style-name="P2"/>
      <text:p text:style-name="P2"><text:s text:c="4"/>// Pointing void pointer to different data types</text:p>
      <text:p text:style-name="P2"><text:s text:c="4"/>ptr = &amp;num;</text:p>
      <text:p text:style-name="P2"><text:s text:c="4"/>printf("Value of num: %d\n", *(int *)ptr);</text:p>
      <text:p text:style-name="P2"/>
      <text:p text:style-name="P2"><text:s text:c="4"/>ptr = &amp;f;</text:p>
      <text:p text:style-name="P2"><text:s text:c="4"/>printf("Value of f: %.2f\n", *(float *)ptr);</text:p>
      <text:p text:style-name="P2"/>
      <text:p text:style-name="P2"><text:s text:c="4"/>ptr = &amp;ch;</text:p>
      <text:p text:style-name="P2">printf("Value of ch: %c\n", *(char *)ptr);</text:p>
      <text:p text:style-name="P2"/>
      <text:p text:style-name="P2"><text:s text:c="4"/>return 0;</text:p>
      <text:p text:style-name="P2">}</text:p>
      <text:p text:style-name="P2">Output:-</text:p>
      <text:p text:style-name="P2">Value of num: 10</text:p>
      <text:p text:style-name="P2">Value of f: 3.14</text:p>
      <text:p text:style-name="P2">Value of ch: A</text:p>
      <text:p text:style-name="P2"/>
      <text:p text:style-name="P2"/>
      <text:p text:style-name="P2">4. Constant Pointer:-</text:p>
      <text:p text:style-name="P2">⦁A Constant pointer is a pointer whose address value cannot be changes after initialization.</text:p>
      <text:p text:style-name="P2">⦁Constant pointer must be initialized when it is declared.</text:p>
      <text:p text:style-name="P2">⦁The data at the memeory location it points to can be modified, but the pointer itself cannot point to defferent location.</text:p>
      <text:p text:style-name="P2"/>
      <text:p text:style-name="P2">Example:-</text:p>
      <text:p text:style-name="P2">#include &lt;stdio.h&gt;</text:p>
      <text:p text:style-name="P2"/>
      <text:p text:style-name="P2">int main() {</text:p>
      <text:p text:style-name="P2"><text:s text:c="4"/>int num1 = 10;</text:p>
      <text:p text:style-name="P2"><text:s text:c="4"/>int num2 = 20;</text:p>
      <text:p text:style-name="P2"/>
      <text:p text:style-name="P2"><text:s text:c="4"/>// Constant pointer to integer</text:p>
      <text:p text:style-name="P2"><text:s text:c="4"/>int *const ptr = &amp;num1; <text:s/>// Pointer 'ptr' is constant</text:p>
      <text:p text:style-name="P2"/>
      <text:p text:style-name="P2"><text:s text:c="4"/>printf("Value of num1: %d\n", *ptr); <text:s/>// Accessing value using ptr</text:p>
      <text:p text:style-name="P2"/>
      <text:p text:style-name="P2"/>
      <text:p text:style-name="P2"/>
      <text:p text:style-name="P2"><text:soft-page-break/><text:s text:c="4"/>// Attempting to change the value pointed by ptr</text:p>
      <text:p text:style-name="P2">ptr = 15; <text:s/>// Valid: modifying value at address pointed by ptr</text:p>
      <text:p text:style-name="P2"><text:s text:c="4"/>printf("Modified value of num1: %d\n", *ptr);</text:p>
      <text:p text:style-name="P2"/>
      <text:p text:style-name="P2"><text:s text:c="4"/>// Attempting to change the address pointed by ptr</text:p>
      <text:p text:style-name="P2"><text:s text:c="4"/>// ptr = &amp;num2; <text:s/>// Invalid: Changing address ptr points to (const pointer)</text:p>
      <text:p text:style-name="P2"/>
      <text:p text:style-name="P2"><text:s text:c="4"/>return 0;</text:p>
      <text:p text:style-name="P2">}</text:p>
      <text:p text:style-name="P2">Output-Value of num1: 10</text:p>
      <text:p text:style-name="P2">Modified value of num1: 15</text:p>
      <text:p text:style-name="P2"/>
      <text:p text:style-name="P2">5.Pointer to constant:</text:p>
      <text:p text:style-name="P2">⦁A pointer to a constant is a pointer that points to a constant value.</text:p>
      <text:p text:style-name="P2">⦁This means, that the data pointed to by the pointer cannot be modified through the pointer, evan though pointer iteself can be made to point to another locarion.</text:p>
      <text:p text:style-name="P2"/>
      <text:p text:style-name="P2">Example:-</text:p>
      <text:p text:style-name="P2">#include &lt;stdio.h&gt;</text:p>
      <text:p text:style-name="P2"/>
      <text:p text:style-name="P2">int main() {</text:p>
      <text:p text:style-name="P2"><text:s text:c="4"/>int num1 = 10;</text:p>
      <text:p text:style-name="P2"><text:s text:c="4"/>int num2 = 20;</text:p>
      <text:p text:style-name="P2"/>
      <text:p text:style-name="P2"><text:s text:c="4"/>// Pointer to constant integer</text:p>
      <text:p text:style-name="P2"><text:s text:c="4"/>const int *ptr = &amp;num1;</text:p>
      <text:p text:style-name="P2"/>
      <text:p text:style-name="P2"><text:s text:c="4"/>printf("Value of num1: %d\n", *ptr); <text:s/>// Accessing value using ptr</text:p>
      <text:p text:style-name="P2"/>
      <text:p text:style-name="P2"><text:s text:c="4"/>// Attempting to change the value pointed by ptr</text:p>
      <text:p text:style-name="P2"><text:s text:c="4"/>// *ptr = 15; <text:s/>// Invalid: Attempting to modify constant value through ptr</text:p>
      <text:p text:style-name="P2"/>
      <text:p text:style-name="P2"><text:s/>// Pointing to a different constant integer</text:p>
      <text:p text:style-name="P2"><text:s text:c="4"/>ptr = &amp;num2;</text:p>
      <text:p text:style-name="P2"><text:s text:c="4"/>printf("Value of num2: %d\n", *ptr); <text:s/>// Accessing value using ptr</text:p>
      <text:p text:style-name="P2"/>
      <text:p text:style-name="P2"><text:s text:c="4"/>return 0;</text:p>
      <text:p text:style-name="P2">}</text:p>
      <text:p text:style-name="P2">Output-Value of num1: 10</text:p>
      <text:p text:style-name="P2">Value of num2: 20</text:p>
      <text:p text:style-name="P2"/>
      <text:p text:style-name="P2">6.Pointer to Pointer:-</text:p>
      <text:p text:style-name="P2">Example</text:p>
      <text:p text:style-name="P2">#include &lt;stdio.h&gt;</text:p>
      <text:p text:style-name="P2"/>
      <text:p text:style-name="P2">int main() {</text:p>
      <text:p text:style-name="P2"><text:s text:c="4"/>int num = 10;</text:p>
      <text:p text:style-name="P2"><text:s text:c="4"/>int *ptr1 = &amp;num; <text:s/>// Pointer to num</text:p>
      <text:p text:style-name="P2"><text:s text:c="4"/>int **ptr2 = &amp;ptr1; <text:s/>// Pointer to ptr1 (pointer to pointer)</text:p>
      <text:p text:style-name="P2"/>
      <text:p text:style-name="P2"><text:s text:c="4"/>// Accessing and modifying value using pointer to pointer</text:p>
      <text:p text:style-name="P2"><text:s text:c="4"/>printf("Value of num: %d\n", **ptr2); <text:s/>// Prints: Value of num: 10</text:p>
      <text:p text:style-name="P2"><text:soft-page-break/></text:p>
      <text:p text:style-name="P2"><text:s text:c="4"/>// Modifying value through pointer to pointer</text:p>
      <text:p text:style-name="P2"><text:s text:c="4"/>**ptr2 = 20;</text:p>
      <text:p text:style-name="P2"><text:s text:c="4"/>printf("Modified value of num: %d\n", **ptr2); <text:s/>// Prints: Modified value of num: 20</text:p>
      <text:p text:style-name="P2"/>
      <text:p text:style-name="P2"><text:s text:c="4"/>return 0;</text:p>
      <text:p text:style-name="P2">}</text:p>
      <text:p text:style-name="P2"/>
      <text:p text:style-name="P2">Output-Value of num: 10</text:p>
      <text:p text:style-name="P2">Modified value of num: 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21:04:16.621740465</meta:creation-date>
    <dc:date>2024-06-30T21:11:54.110357291</dc:date>
    <meta:editing-duration>PT7M3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6" meta:paragraph-count="176" meta:word-count="1072" meta:character-count="6733" meta:non-whitespace-character-count="5292"/>
  </office:meta>
</office:document-meta>
</file>